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indent="0.25in"/>
    </style:style>
    <style:style style:name="P2" style:parent-style-name="Standaard" style:family="paragraph">
      <style:paragraph-properties fo:margin-left="0.25in">
        <style:tab-stops/>
      </style:paragraph-properties>
    </style:style>
    <style:style style:name="P3" style:parent-style-name="Standaard" style:family="paragraph">
      <style:paragraph-properties fo:margin-left="0.25in">
        <style:tab-stops/>
      </style:paragraph-properties>
    </style:style>
    <style:style style:name="P4" style:parent-style-name="Standaard" style:family="paragraph">
      <style:paragraph-properties fo:margin-left="0.25in">
        <style:tab-stops/>
      </style:paragraph-properties>
    </style:style>
    <style:style style:name="P5" style:parent-style-name="Standaard" style:family="paragraph">
      <style:paragraph-properties fo:margin-left="0.25in">
        <style:tab-stops/>
      </style:paragraph-properties>
    </style:style>
    <style:style style:name="P6" style:parent-style-name="Standaard" style:family="paragraph">
      <style:paragraph-properties fo:margin-left="0.25in">
        <style:tab-stops/>
      </style:paragraph-properties>
    </style:style>
    <style:style style:name="P7" style:parent-style-name="Standaard" style:family="paragraph">
      <style:paragraph-properties fo:margin-left="0.25in">
        <style:tab-stops/>
      </style:paragraph-properties>
    </style:style>
    <style:style style:name="P8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9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0" style:parent-style-name="Standaard" style:family="paragraph">
      <style:paragraph-properties fo:margin-left="0.25in">
        <style:tab-stops/>
      </style:paragraph-properties>
    </style:style>
    <style:style style:name="P11" style:parent-style-name="Standaard" style:family="paragraph">
      <style:paragraph-properties fo:margin-left="0.25in">
        <style:tab-stops/>
      </style:paragraph-properties>
    </style:style>
    <style:style style:name="P12" style:parent-style-name="Standaard" style:family="paragraph">
      <style:paragraph-properties fo:margin-left="0.3229in">
        <style:tab-stops/>
      </style:paragraph-properties>
    </style:style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Standaard" style:family="paragraph">
      <style:paragraph-properties fo:margin-left="0.25in">
        <style:tab-stops/>
      </style:paragraph-properties>
    </style:style>
    <style:style style:name="P19" style:parent-style-name="Standaard" style:family="paragraph">
      <style:paragraph-properties fo:margin-left="0.25in">
        <style:tab-stops/>
      </style:paragraph-properties>
    </style:style>
    <style:style style:name="P20" style:parent-style-name="Lijstalinea" style:list-style-name="LFO2" style:family="paragraph"/>
    <style:style style:name="P21" style:parent-style-name="Standaard" style:family="paragraph">
      <style:paragraph-properties fo:margin-left="0.25in">
        <style:tab-stops/>
      </style:paragraph-properties>
    </style:style>
    <style:style style:name="P22" style:parent-style-name="Standaard" style:family="paragraph">
      <style:paragraph-properties fo:margin-left="0.25in">
        <style:tab-stops/>
      </style:paragraph-properties>
    </style:style>
    <style:style style:name="P23" style:parent-style-name="Standaard" style:family="paragraph">
      <style:paragraph-properties fo:margin-left="0.25in">
        <style:tab-stops/>
      </style:paragraph-properties>
    </style:style>
    <style:style style:name="P24" style:parent-style-name="Standaard" style:family="paragraph">
      <style:paragraph-properties fo:margin-left="0.25in">
        <style:tab-stops/>
      </style:paragraph-properties>
    </style:style>
    <style:style style:name="P25" style:parent-style-name="Standaard" style:family="paragraph">
      <style:paragraph-properties fo:margin-left="0.25in">
        <style:tab-stops/>
      </style:paragraph-properties>
    </style:style>
    <style:style style:name="P26" style:parent-style-name="Standaard" style:family="paragraph">
      <style:paragraph-properties fo:margin-left="0.25in">
        <style:tab-stops/>
      </style:paragraph-properties>
    </style:style>
    <style:style style:name="P27" style:parent-style-name="Standaard" style:family="paragraph">
      <style:paragraph-properties fo:margin-left="0.25in">
        <style:tab-stops/>
      </style:paragraph-properties>
    </style:style>
    <style:style style:name="P28" style:parent-style-name="Standaard" style:family="paragraph">
      <style:paragraph-properties fo:margin-left="0.25in">
        <style:tab-stops/>
      </style:paragraph-properties>
    </style:style>
    <style:style style:name="P29" style:parent-style-name="Standaard" style:family="paragraph">
      <style:paragraph-properties fo:margin-left="0.25in">
        <style:tab-stops/>
      </style:paragraph-properties>
    </style:style>
    <style:style style:name="P30" style:parent-style-name="Standaard" style:family="paragraph">
      <style:paragraph-properties fo:margin-left="0.25in">
        <style:tab-stops/>
      </style:paragraph-properties>
    </style:style>
    <style:style style:name="P31" style:parent-style-name="Standaard" style:family="paragraph">
      <style:paragraph-properties fo:margin-left="0.25in">
        <style:tab-stops/>
      </style:paragraph-properties>
    </style:style>
    <style:style style:name="P32" style:parent-style-name="Standaard" style:family="paragraph">
      <style:paragraph-properties fo:margin-left="0.25in">
        <style:tab-stops/>
      </style:paragraph-properties>
    </style:style>
    <style:style style:name="P33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4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5" style:parent-style-name="Standaard" style:family="paragraph">
      <style:paragraph-properties fo:margin-left="0.25in">
        <style:tab-stops/>
      </style:paragraph-properties>
    </style:style>
    <style:style style:name="P36" style:parent-style-name="Standaard" style:family="paragraph">
      <style:paragraph-properties fo:margin-left="0.25in">
        <style:tab-stops/>
      </style:paragraph-properties>
    </style:style>
    <style:style style:name="P37" style:parent-style-name="Standaard" style:family="paragraph">
      <style:paragraph-properties fo:margin-left="0.25in">
        <style:tab-stops/>
      </style:paragraph-properties>
    </style:style>
    <style:style style:name="P38" style:parent-style-name="Lijstalinea" style:list-style-name="LFO1" style:family="paragraph"/>
    <style:style style:name="P39" style:parent-style-name="Lijstalinea" style:list-style-name="LFO1" style:family="paragraph"/>
    <style:style style:name="P40" style:parent-style-name="Lijstalinea" style:list-style-name="LFO1" style:family="paragraph"/>
    <style:style style:name="P41" style:parent-style-name="Lijstalinea" style:list-style-name="LFO1" style:family="paragraph"/>
    <style:style style:name="P42" style:parent-style-name="Lijstalinea" style:list-style-name="LFO1" style:family="paragraph"/>
    <style:style style:name="P43" style:parent-style-name="Standaard" style:family="paragraph">
      <style:paragraph-properties fo:margin-left="0.25in">
        <style:tab-stops/>
      </style:paragraph-properties>
    </style:style>
    <style:style style:name="P44" style:parent-style-name="Standaard" style:family="paragraph">
      <style:paragraph-properties fo:margin-left="0.25in">
        <style:tab-stops/>
      </style:paragraph-properties>
    </style:style>
    <style:style style:name="P45" style:parent-style-name="Standaard" style:family="paragraph">
      <style:paragraph-properties fo:margin-left="0.25in">
        <style:tab-stops/>
      </style:paragraph-properties>
    </style:style>
    <style:style style:name="P46" style:parent-style-name="Lijstalinea" style:list-style-name="LFO3" style:family="paragraph"/>
    <style:style style:name="P47" style:parent-style-name="Standaard" style:family="paragraph">
      <style:paragraph-properties fo:text-indent="0.25in"/>
    </style:style>
    <style:style style:name="P48" style:parent-style-name="Standaard" style:family="paragraph">
      <style:paragraph-properties fo:margin-left="0.25in">
        <style:tab-stops/>
      </style:paragraph-properties>
    </style:style>
    <style:style style:name="P49" style:parent-style-name="Standaard" style:family="paragraph">
      <style:paragraph-properties fo:margin-left="0.25in">
        <style:tab-stops/>
      </style:paragraph-properties>
    </style:style>
    <style:style style:name="P50" style:parent-style-name="Standaard" style:family="paragraph">
      <style:paragraph-properties fo:margin-left="0.25in">
        <style:tab-stops/>
      </style:paragraph-properties>
    </style:style>
    <style:style style:name="P51" style:parent-style-name="Standaard" style:family="paragraph">
      <style:paragraph-properties fo:margin-left="0.25in">
        <style:tab-stops/>
      </style:paragraph-properties>
    </style:style>
    <style:style style:name="P52" style:parent-style-name="Standaard" style:family="paragraph">
      <style:paragraph-properties fo:margin-left="0.25in">
        <style:tab-stops/>
      </style:paragraph-properties>
    </style:style>
    <style:style style:name="P53" style:parent-style-name="Standaard" style:family="paragraph">
      <style:paragraph-properties fo:margin-left="0.25in">
        <style:tab-stops/>
      </style:paragraph-properties>
    </style:style>
    <style:style style:name="P54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55" style:parent-style-name="Standaard" style:family="paragraph">
      <style:paragraph-properties fo:margin-left="0.25in">
        <style:tab-stops/>
      </style:paragraph-properties>
    </style:style>
    <style:style style:name="P56" style:parent-style-name="Standaard" style:family="paragraph">
      <style:paragraph-properties fo:margin-left="0.25in">
        <style:tab-stops/>
      </style:paragraph-properties>
    </style:style>
    <style:style style:name="P57" style:parent-style-name="Standaard" style:family="paragraph">
      <style:paragraph-properties fo:margin-left="0.3229in">
        <style:tab-stops/>
      </style:paragraph-properties>
    </style:style>
    <style:style style:name="P58" style:parent-style-name="Lijstalinea" style:list-style-name="LFO1" style:family="paragraph"/>
    <style:style style:name="P59" style:parent-style-name="Lijstalinea" style:list-style-name="LFO1" style:family="paragraph"/>
    <style:style style:name="P60" style:parent-style-name="Lijstalinea" style:list-style-name="LFO1" style:family="paragraph"/>
    <style:style style:name="P61" style:parent-style-name="Lijstalinea" style:list-style-name="LFO1" style:family="paragraph"/>
    <style:style style:name="P62" style:parent-style-name="Lijstalinea" style:list-style-name="LFO1" style:family="paragraph"/>
    <style:style style:name="P63" style:parent-style-name="Standaard" style:family="paragraph">
      <style:paragraph-properties fo:margin-left="0.25in">
        <style:tab-stops/>
      </style:paragraph-properties>
    </style:style>
    <style:style style:name="P64" style:parent-style-name="Lijstalinea" style:list-style-name="LFO4" style:family="paragraph"/>
    <style:style style:name="P65" style:parent-style-name="Standaard" style:family="paragraph">
      <style:paragraph-properties fo:text-indent="0.25in"/>
    </style:style>
    <style:style style:name="P66" style:parent-style-name="Standaard" style:family="paragraph">
      <style:paragraph-properties fo:margin-left="0.25in">
        <style:tab-stops/>
      </style:paragraph-properties>
    </style:style>
    <style:style style:name="P67" style:parent-style-name="Standaard" style:family="paragraph">
      <style:paragraph-properties fo:margin-left="0.25in">
        <style:tab-stops/>
      </style:paragraph-properties>
    </style:style>
    <style:style style:name="P68" style:parent-style-name="Standaard" style:family="paragraph">
      <style:paragraph-properties fo:margin-left="0.25in">
        <style:tab-stops/>
      </style:paragraph-properties>
    </style:style>
    <style:style style:name="P69" style:parent-style-name="Standaard" style:family="paragraph">
      <style:paragraph-properties fo:margin-left="0.25in">
        <style:tab-stops/>
      </style:paragraph-properties>
    </style:style>
    <style:style style:name="P70" style:parent-style-name="Standaard" style:family="paragraph">
      <style:paragraph-properties fo:margin-left="0.25in">
        <style:tab-stops/>
      </style:paragraph-properties>
    </style:style>
    <style:style style:name="P71" style:parent-style-name="Standaard" style:family="paragraph">
      <style:paragraph-properties fo:margin-left="0.25in">
        <style:tab-stops/>
      </style:paragraph-properties>
    </style:style>
    <style:style style:name="P72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73" style:parent-style-name="Standaard" style:family="paragraph">
      <style:paragraph-properties fo:margin-left="0.25in">
        <style:tab-stops/>
      </style:paragraph-properties>
    </style:style>
    <style:style style:name="P74" style:parent-style-name="Standaard" style:family="paragraph">
      <style:paragraph-properties fo:margin-left="0.25in">
        <style:tab-stops/>
      </style:paragraph-properties>
    </style:style>
    <style:style style:name="P75" style:parent-style-name="Standaard" style:family="paragraph">
      <style:paragraph-properties fo:margin-left="0.3229in">
        <style:tab-stops/>
      </style:paragraph-properties>
    </style:style>
    <style:style style:name="P76" style:parent-style-name="Lijstalinea" style:list-style-name="LFO1" style:family="paragraph"/>
    <style:style style:name="P77" style:parent-style-name="Lijstalinea" style:list-style-name="LFO1" style:family="paragraph"/>
    <style:style style:name="P78" style:parent-style-name="Lijstalinea" style:list-style-name="LFO1" style:family="paragraph"/>
    <style:style style:name="P79" style:parent-style-name="Lijstalinea" style:list-style-name="LFO1" style:family="paragraph"/>
    <style:style style:name="P80" style:parent-style-name="Lijstalinea" style:list-style-name="LFO1" style:family="paragraph"/>
    <style:style style:name="P81" style:parent-style-name="Standaard" style:family="paragraph">
      <style:paragraph-properties fo:margin-left="0.25in">
        <style:tab-stops/>
      </style:paragraph-properties>
    </style:style>
    <style:style style:name="P82" style:parent-style-name="Lijstalinea" style:list-style-name="LFO4" style:family="paragraph"/>
    <style:style style:name="P83" style:parent-style-name="Standaard" style:family="paragraph">
      <style:paragraph-properties fo:text-indent="0.25in"/>
    </style:style>
    <style:style style:name="P84" style:parent-style-name="Standaard" style:family="paragraph">
      <style:paragraph-properties fo:margin-left="0.25in">
        <style:tab-stops/>
      </style:paragraph-properties>
    </style:style>
    <style:style style:name="P85" style:parent-style-name="Standaard" style:family="paragraph">
      <style:paragraph-properties fo:margin-left="0.25in">
        <style:tab-stops/>
      </style:paragraph-properties>
    </style:style>
    <style:style style:name="P86" style:parent-style-name="Standaard" style:family="paragraph">
      <style:paragraph-properties fo:margin-left="0.25in">
        <style:tab-stops/>
      </style:paragraph-properties>
    </style:style>
    <style:style style:name="P87" style:parent-style-name="Standaard" style:family="paragraph">
      <style:paragraph-properties fo:margin-left="0.25in">
        <style:tab-stops/>
      </style:paragraph-properties>
    </style:style>
    <style:style style:name="P88" style:parent-style-name="Standaard" style:family="paragraph">
      <style:paragraph-properties fo:margin-left="0.25in">
        <style:tab-stops/>
      </style:paragraph-properties>
    </style:style>
    <style:style style:name="P89" style:parent-style-name="Standaard" style:family="paragraph">
      <style:paragraph-properties fo:margin-left="0.25in">
        <style:tab-stops/>
      </style:paragraph-properties>
    </style:style>
    <style:style style:name="P90" style:parent-style-name="Standaard" style:family="paragraph">
      <style:paragraph-properties fo:margin-left="0.25in">
        <style:tab-stops/>
      </style:paragraph-properties>
    </style:style>
    <style:style style:name="P91" style:parent-style-name="Standaard" style:family="paragraph">
      <style:paragraph-properties fo:margin-left="0.25in">
        <style:tab-stops/>
      </style:paragraph-properties>
    </style:style>
    <style:style style:name="P92" style:parent-style-name="Standaard" style:family="paragraph">
      <style:paragraph-properties fo:margin-left="0.25in">
        <style:tab-stops/>
      </style:paragraph-properties>
    </style:style>
    <style:style style:name="P93" style:parent-style-name="Standaard" style:family="paragraph">
      <style:paragraph-properties fo:margin-left="0.25in">
        <style:tab-stops/>
      </style:paragraph-properties>
    </style:style>
    <style:style style:name="P94" style:parent-style-name="Standaard" style:family="paragraph">
      <style:paragraph-properties fo:margin-left="0.25in">
        <style:tab-stops/>
      </style:paragraph-properties>
    </style:style>
    <style:style style:name="P95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96" style:parent-style-name="Standaard" style:family="paragraph">
      <style:paragraph-properties fo:margin-left="0.25in">
        <style:tab-stops/>
      </style:paragraph-properties>
    </style:style>
    <style:style style:name="P97" style:parent-style-name="Standaard" style:family="paragraph">
      <style:paragraph-properties fo:margin-left="0.25in">
        <style:tab-stops/>
      </style:paragraph-properties>
    </style:style>
    <style:style style:name="P98" style:parent-style-name="Standaard" style:family="paragraph">
      <style:paragraph-properties fo:margin-left="0.3229in">
        <style:tab-stops/>
      </style:paragraph-properties>
    </style:style>
    <style:style style:name="P99" style:parent-style-name="Lijstalinea" style:list-style-name="LFO1" style:family="paragraph"/>
    <style:style style:name="P100" style:parent-style-name="Lijstalinea" style:list-style-name="LFO1" style:family="paragraph"/>
    <style:style style:name="P101" style:parent-style-name="Lijstalinea" style:list-style-name="LFO1" style:family="paragraph"/>
    <style:style style:name="P102" style:parent-style-name="Lijstalinea" style:list-style-name="LFO1" style:family="paragraph"/>
    <style:style style:name="P103" style:parent-style-name="Lijstalinea" style:list-style-name="LFO1" style:family="paragraph"/>
    <style:style style:name="P104" style:parent-style-name="Standaard" style:family="paragraph">
      <style:paragraph-properties fo:margin-left="0.25in">
        <style:tab-stops/>
      </style:paragraph-properties>
    </style:style>
    <style:style style:name="P105" style:parent-style-name="Lijstalinea" style:list-style-name="LFO4" style:family="paragraph"/>
    <style:style style:name="P106" style:parent-style-name="Standaard" style:family="paragraph">
      <style:paragraph-properties fo:text-indent="0.25in"/>
    </style:style>
    <style:style style:name="P107" style:parent-style-name="Standaard" style:family="paragraph">
      <style:paragraph-properties fo:margin-left="0.25in">
        <style:tab-stops/>
      </style:paragraph-properties>
    </style:style>
    <style:style style:name="P108" style:parent-style-name="Standaard" style:family="paragraph">
      <style:paragraph-properties fo:margin-left="0.25in">
        <style:tab-stops/>
      </style:paragraph-properties>
    </style:style>
    <style:style style:name="P109" style:parent-style-name="Standaard" style:family="paragraph">
      <style:paragraph-properties fo:margin-left="0.25in">
        <style:tab-stops/>
      </style:paragraph-properties>
    </style:style>
    <style:style style:name="P110" style:parent-style-name="Standaard" style:family="paragraph">
      <style:paragraph-properties fo:margin-left="0.25in">
        <style:tab-stops/>
      </style:paragraph-properties>
    </style:style>
    <style:style style:name="P111" style:parent-style-name="Standaard" style:family="paragraph">
      <style:paragraph-properties fo:margin-left="0.25in">
        <style:tab-stops/>
      </style:paragraph-properties>
    </style:style>
    <style:style style:name="P112" style:parent-style-name="Standaard" style:family="paragraph">
      <style:paragraph-properties fo:margin-left="0.25in">
        <style:tab-stops/>
      </style:paragraph-properties>
    </style:style>
    <style:style style:name="P113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14" style:parent-style-name="Standaard" style:family="paragraph">
      <style:paragraph-properties fo:margin-left="0.25in">
        <style:tab-stops/>
      </style:paragraph-properties>
    </style:style>
    <style:style style:name="P115" style:parent-style-name="Standaard" style:family="paragraph">
      <style:paragraph-properties fo:margin-left="0.25in">
        <style:tab-stops/>
      </style:paragraph-properties>
    </style:style>
    <style:style style:name="P116" style:parent-style-name="Standaard" style:family="paragraph">
      <style:paragraph-properties fo:margin-left="0.3229in">
        <style:tab-stops/>
      </style:paragraph-properties>
    </style:style>
    <style:style style:name="P117" style:parent-style-name="Lijstalinea" style:list-style-name="LFO1" style:family="paragraph"/>
    <style:style style:name="P118" style:parent-style-name="Lijstalinea" style:list-style-name="LFO1" style:family="paragraph"/>
    <style:style style:name="P119" style:parent-style-name="Lijstalinea" style:list-style-name="LFO1" style:family="paragraph"/>
    <style:style style:name="P120" style:parent-style-name="Lijstalinea" style:list-style-name="LFO1" style:family="paragraph"/>
    <style:style style:name="P121" style:parent-style-name="Lijstalinea" style:list-style-name="LFO1" style:family="paragraph"/>
    <style:style style:name="P122" style:parent-style-name="Standaard" style:family="paragraph">
      <style:paragraph-properties fo:margin-left="0.25in">
        <style:tab-stops/>
      </style:paragraph-properties>
    </style:style>
    <style:style style:name="P123" style:parent-style-name="Lijstalinea" style:list-style-name="LFO4" style:family="paragraph"/>
  </office:automatic-styles>
  <office:body>
    <office:text text:use-soft-page-breaks="true">
      <text:p text:style-name="P1">**Week 1-8: Sprint Planning**</text:p>
      <text:p text:style-name="P2"/>
      <text:p text:style-name="P3">- Opstellen van de Sprint Backlog</text:p>
      <text:p text:style-name="P4">- Definiëren van de doelen voor de sprint</text:p>
      <text:p text:style-name="P5">- Het team bespreekt en begrijpt de product backlog items die in de sprint worden opgenomen</text:p>
      <text:p text:style-name="P6">- Het team verdeelt de taken en<text:s/>schat de inspanning voor elk item</text:p>
      <text:p text:style-name="P7"/>
      <text:p text:style-name="P8">**Week 1: Daily Stand-up (Sprint Week 1-8)**</text:p>
      <text:p text:style-name="P9"/>
      <text:p text:style-name="P10">-<text:s/>10-05-2023 / 11:15 Tijd</text:p>
      <text:p text:style-name="P11">- Elk teamlid beantwoordt de volgende vragen:</text:p>
      <text:p text:style-name="P12">Wat ga ik vandaag doen?<text:line-break/><text:tab/></text:p>
      <text:list text:style-name="LFO1" text:continue-numbering="true">
        <text:list-item>
          <text:p text:style-name="P13">Ahmet / Design maken</text:p>
        </text:list-item>
        <text:list-item>
          <text:p text:style-name="P14">Abdi / Ziek</text:p>
        </text:list-item>
        <text:list-item>
          <text:p text:style-name="P15">Vinicius / Vragenlijst<text:s/>klantengesprek</text:p>
        </text:list-item>
        <text:list-item>
          <text:p text:style-name="P16">Calvin / Vragenlijst klantengesprek</text:p>
        </text:list-item>
        <text:list-item>
          <text:p text:style-name="P17">Halil / Trello oprichten / Github aanmaken / Ontwerp</text:p>
        </text:list-item>
      </text:list>
      <text:p text:style-name="P18"><text:s text:c="2"/>2. Zijn er eventuele obstakels die mijn voortgang belemmeren?</text:p>
      <text:p text:style-name="P19"><text:tab/></text:p>
      <text:list text:style-name="LFO2" text:continue-numbering="true">
        <text:list-item>
          <text:p text:style-name="P20">Bo was niet helder maar door even rond te vragen is het even wat belangrijker</text:p>
        </text:list-item>
      </text:list>
      <text:p text:style-name="P21"/>
      <text:p text:style-name="P22">**Week<text:s/>2-8: Sprint Execution**</text:p>
      <text:p text:style-name="P23"/>
      <text:p text:style-name="P24">- Het team werkt aan de geplande taken volgens de sprint backlog</text:p>
      <text:p text:style-name="P25">- Dagelijkse stand-ups vinden plaats op dezelfde tijd en locatie als in week 1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**Week 2-8: Daily Stand-up (Sprint Weeks 2-8)**</text:p>
      <text:p text:style-name="P34"/>
      <text:p text:style-name="P35">-<text:s/>17-05-2023 / 11:15 Tijd</text:p>
      <text:p text:style-name="P36">- Elk<text:s/>teamlid beantwoordt de volgende vragen:</text:p>
      <text:p text:style-name="P37"><text:s text:c="2"/>1. Wat ga ik vandaag doen?</text:p>
      <text:list text:style-name="LFO1" text:continue-numbering="true">
        <text:list-item>
          <text:p text:style-name="P38">Ahmet / Design maken</text:p>
        </text:list-item>
        <text:list-item>
          <text:p text:style-name="P39">Abdi / Ziek</text:p>
        </text:list-item>
        <text:list-item>
          <text:p text:style-name="P40">Vinicius / Vragenlijst klantengesprek</text:p>
        </text:list-item>
        <text:list-item>
          <text:p text:style-name="P41">Calvin / Vragenlijst klantengesprek</text:p>
        </text:list-item>
        <text:list-item>
          <text:p text:style-name="P42">Halil / Trello oprichten / Github aanmaken / Ontwerp</text:p>
        </text:list-item>
      </text:list>
      <text:p text:style-name="P43"/>
      <text:p text:style-name="P44"><text:s text:c="2"/>2. Zijn er<text:s/>eventuele obstakels die mijn voortgang belemmeren?</text:p>
      <text:p text:style-name="P45"/>
      <text:list text:style-name="LFO3" text:continue-numbering="true">
        <text:list-item>
          <text:p text:style-name="P46">Niet meer zo veel maar er is nog steeds onduidelijkheid wat er gemaakt moet worden en met wat het gemaakt moet worden.</text:p>
        </text:list-item>
      </text:list>
      <text:p text:style-name="Standaard"/>
      <text:p text:style-name="P47">**Week 3-8: Sprint Planning**</text:p>
      <text:p text:style-name="P48"/>
      <text:p text:style-name="P49">- Opstellen van de meer User stories</text:p>
      <text:p text:style-name="P50">- Definiëren van de doelen voor de sprint</text:p>
      <text:p text:style-name="P51">- Het team bespreekt en begrijpt de product backlog items die in de sprint worden opgenomen</text:p>
      <text:p text:style-name="P52">- Het team verdeelt de taken en schat de inspanning voor elk item</text:p>
      <text:p text:style-name="P53"/>
      <text:p text:style-name="P54">**Week 3: Daily Stand-up (Sprint Week 3-8)**</text:p>
      <text:p text:style-name="P55">- 24-05-2023 / 11:15 Tijd</text:p>
      <text:p text:style-name="P56">- Elk teamlid beantwoordt de volgende vragen:</text:p>
      <text:p text:style-name="P57">Wat ga ik vandaag doen?<text:line-break/><text:tab/></text:p>
      <text:list text:style-name="LFO1" text:continue-numbering="true">
        <text:list-item>
          <text:p text:style-name="P58">Ahmet / Design / Trello User stories vullen</text:p>
        </text:list-item>
        <text:list-item>
          <text:p text:style-name="P59">Abdi / Wordpress</text:p>
        </text:list-item>
        <text:list-item>
          <text:p text:style-name="P60">Vinicius / Vragenlijst klantengesprek</text:p>
        </text:list-item>
        <text:list-item>
          <text:p text:style-name="P61">Calvin / Vragenlijst klantengesprek</text:p>
        </text:list-item>
        <text:list-item>
          <text:p text:style-name="P62">Halil / Trello User stories vullen / GitHub in orde houden / Wordpress</text:p>
        </text:list-item>
      </text:list>
      <text:p text:style-name="P63"><text:s text:c="2"/>2. Zijn er eventuele obstakels die mijn voortgang belemmeren?</text:p>
      <text:list text:style-name="LFO4" text:continue-numbering="true">
        <text:list-item>
          <text:p text:style-name="P64">Wordt helderder</text:p>
        </text:list-item>
      </text:list>
      <text:p text:style-name="P65">**Week 4-8: Sprint Planning**</text:p>
      <text:p text:style-name="P66"/>
      <text:p text:style-name="P67">- Opstellen van de meer User stories</text:p>
      <text:p text:style-name="P68">- Definiëren van de doelen voor de sprint</text:p>
      <text:p text:style-name="P69">- Het team bespreekt en begrijpt de product backlog items die in de sprint worden opgenomen</text:p>
      <text:p text:style-name="P70">- Het team verdeelt de taken en schat de inspanning voor elk item</text:p>
      <text:p text:style-name="P71"/>
      <text:p text:style-name="P72">**Week 4: Daily Stand-up (Sprint Week 4-8)**</text:p>
      <text:p text:style-name="P73">- 31-05-2023 / 11:15 Tijd</text:p>
      <text:p text:style-name="P74">- Elk teamlid beantwoordt de volgende vragen:</text:p>
      <text:p text:style-name="P75">Wat ga ik vandaag doen?<text:line-break/><text:tab/></text:p>
      <text:list text:style-name="LFO1" text:continue-numbering="true">
        <text:list-item>
          <text:p text:style-name="P76">Ahmet / Design / Trello User stories vullen</text:p>
        </text:list-item>
        <text:list-item>
          <text:p text:style-name="P77">Abdi / Wordpress</text:p>
        </text:list-item>
        <text:list-item>
          <text:p text:style-name="P78">Vinicius / Design in orde houden</text:p>
        </text:list-item>
        <text:list-item>
          <text:p text:style-name="P79">Calvin / Vragenlijst klantengesprek</text:p>
        </text:list-item>
        <text:list-item>
          <text:p text:style-name="P80">Halil / Trello User stories vullen / GitHub in orde houden / Wordpress</text:p>
        </text:list-item>
      </text:list>
      <text:p text:style-name="P81"><text:s text:c="2"/>2. Zijn er eventuele obstakels die mijn voortgang belemmeren?</text:p>
      <text:list text:style-name="LFO4" text:continue-numbering="true">
        <text:list-item>
          <text:p text:style-name="P82">Op dit moment belemmerd niks ons!</text:p>
        </text:list-item>
      </text:list>
      <text:p text:style-name="Standaard"/>
      <text:p text:style-name="P83">**Week 5-8: Sprint Planning**<text:line-break/></text:p>
      <text:p text:style-name="P84">- Opstellen van de meer User stories</text:p>
      <text:p text:style-name="P85">- Definiëren van de doelen voor de sprint</text:p>
      <text:p text:style-name="P86">- Het team bespreekt en begrijpt de product backlog items die in de sprint worden opgenomen</text:p>
      <text:p text:style-name="P87">- Het team verdeelt de taken en schat de inspanning voor elk item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**Week 5: Daily Stand-up (Sprint Week 5-8)**</text:p>
      <text:p text:style-name="P96">- 07-06-2023 / 11:15 Tijd</text:p>
      <text:p text:style-name="P97">- Elk teamlid beantwoordt de volgende vragen:</text:p>
      <text:p text:style-name="P98">Wat ga ik vandaag doen?<text:line-break/><text:tab/></text:p>
      <text:list text:style-name="LFO1" text:continue-numbering="true">
        <text:list-item>
          <text:p text:style-name="P99">Ahmet / Wordpress</text:p>
        </text:list-item>
        <text:list-item>
          <text:p text:style-name="P100">Abdi / Wordpress</text:p>
        </text:list-item>
        <text:list-item>
          <text:p text:style-name="P101">Vinicius / Design in orde houden</text:p>
        </text:list-item>
        <text:list-item>
          <text:p text:style-name="P102">Calvin / Vragenlijst klantengesprek</text:p>
        </text:list-item>
        <text:list-item>
          <text:p text:style-name="P103">Halil / Trello User stories vullen / GitHub in orde houden / Wordpress</text:p>
        </text:list-item>
      </text:list>
      <text:p text:style-name="P104"><text:s text:c="2"/>2. Zijn er eventuele obstakels die mijn voortgang belemmeren?</text:p>
      <text:list text:style-name="LFO4" text:continue-numbering="true">
        <text:list-item>
          <text:p text:style-name="P105">Op dit moment belemmerd niks ons!</text:p>
        </text:list-item>
      </text:list>
      <text:p text:style-name="Standaard"/>
      <text:p text:style-name="P106">**Week 6-8: Sprint Planning**</text:p>
      <text:p text:style-name="P107"/>
      <text:p text:style-name="P108">- Opstellen van de meer User stories</text:p>
      <text:p text:style-name="P109">- Definiëren van de doelen voor de sprint</text:p>
      <text:p text:style-name="P110">- Het team bespreekt en begrijpt de product backlog items die in de sprint worden opgenomen</text:p>
      <text:p text:style-name="P111">- Het team verdeelt de taken en schat de inspanning voor elk item</text:p>
      <text:p text:style-name="P112"/>
      <text:p text:style-name="P113">**Week 6: Daily Stand-up (Sprint Week 6-8)**</text:p>
      <text:p text:style-name="P114">- 14-06-2023 / 11:15 Tijd</text:p>
      <text:p text:style-name="P115">- Elk teamlid beantwoordt de volgende vragen:</text:p>
      <text:p text:style-name="P116">Wat ga ik vandaag doen?<text:line-break/><text:tab/></text:p>
      <text:list text:style-name="LFO1" text:continue-numbering="true">
        <text:list-item>
          <text:p text:style-name="P117">Ahmet / Design / Trello User stories vullen</text:p>
        </text:list-item>
        <text:list-item>
          <text:p text:style-name="P118">Abdi / Wordpress</text:p>
        </text:list-item>
        <text:list-item>
          <text:p text:style-name="P119">Vinicius / Design in orde houden</text:p>
        </text:list-item>
        <text:list-item>
          <text:p text:style-name="P120">Calvin / Vragenlijst klantengesprek</text:p>
        </text:list-item>
        <text:list-item>
          <text:p text:style-name="P121">Halil / Trello User stories vullen / GitHub in orde houden / Wordpress</text:p>
        </text:list-item>
      </text:list>
      <text:p text:style-name="P122"><text:s text:c="2"/>2. Zijn er eventuele obstakels die mijn voortgang belemmeren?</text:p>
      <text:list text:style-name="LFO4" text:continue-numbering="true">
        <text:list-item>
          <text:p text:style-name="P123">op<text:s/>dit moment dat de docent opeens komt dat we docker moet gaan gebruike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nl" style:country-asian="N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lil Dogan</meta:initial-creator>
    <dc:creator>Halil Dogan</dc:creator>
    <meta:creation-date>2023-05-24T09:22:00Z</meta:creation-date>
    <dc:date>2023-06-14T10:52:00Z</dc:date>
    <meta:template xlink:href="Normal" xlink:type="simple"/>
    <meta:editing-cycles>11</meta:editing-cycles>
    <meta:editing-duration>PT3060S</meta:editing-duration>
    <meta:document-statistic meta:page-count="1" meta:paragraph-count="8" meta:word-count="653" meta:character-count="4240" meta:row-count="29" meta:non-whitespace-character-count="3595"/>
  </office:meta>
</office:document-meta>
</file>